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26cm" fo:min-width="4.876cm"/>
    </style:style>
    <style:style style:name="gr2" style:family="graphic" style:parent-style-name="standard">
      <style:graphic-properties draw:textarea-horizontal-align="justify" draw:textarea-vertical-align="middle" draw:auto-grow-height="false" fo:min-height="1.284cm" fo:min-width="4.7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1.1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5.2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8cm"/>
    </style:style>
    <style:style style:name="gr11" style:family="graphic" style:parent-style-name="standard">
      <style:graphic-properties draw:textarea-horizontal-align="justify" draw:textarea-vertical-align="middle" draw:auto-grow-height="false" fo:min-height="1.916cm" fo:min-width="5.5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56cm" fo:min-width="1.869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6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16" style:family="graphic" style:parent-style-name="standard">
      <style:graphic-properties draw:textarea-horizontal-align="justify" draw:textarea-vertical-align="middle" draw:auto-grow-height="false" fo:min-height="2.006cm" fo:min-width="7.4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5.2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89cm"/>
    </style:style>
    <style:style style:name="gr19" style:family="graphic" style:parent-style-name="standard">
      <style:graphic-properties draw:textarea-horizontal-align="justify" draw:textarea-vertical-align="middle" draw:auto-grow-height="false" fo:min-height="0.564cm" fo:min-width="6.014cm"/>
    </style:style>
    <style:style style:name="gr20" style:family="graphic" style:parent-style-name="standard">
      <style:graphic-properties draw:stroke="none" svg:stroke-color="#000000" draw:fill="none" draw:fill-color="#ffffff" fo:min-height="1.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6.3cm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6.1cm"/>
    </style:style>
    <style:style style:name="gr25" style:family="graphic" style:parent-style-name="standard">
      <style:graphic-properties draw:textarea-horizontal-align="justify" draw:textarea-vertical-align="middle" draw:auto-grow-height="false" fo:min-height="0.65cm" fo:min-width="6cm"/>
    </style:style>
    <style:style style:name="gr26" style:family="graphic" style:parent-style-name="standard">
      <style:graphic-properties draw:textarea-horizontal-align="justify" draw:textarea-vertical-align="middle" draw:auto-grow-height="false" fo:min-height="13.106cm" fo:min-width="15.9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margin-left="0cm" fo:margin-right="0cm" fo:margin-top="0.9cm" fo:margin-bottom="0.9cm" fo:line-height="100%" fo:text-indent="0cm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6cm" svg:height="2.3cm" svg:x="13.8cm" svg:y="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cm" svg:height="1.7cm" svg:x="2.1cm" svg:y="2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1.631cm" svg:height="3.401cm" svg:x="5.069cm" svg:y="3.699cm">
          <draw:text-box>
            <text:p text:style-name="P1"><text:span text:style-name="T1">Sistema de Ponto</text:span></text:p>
            <text:p text:style-name="P1"><text:span text:style-name="T1">Seja Bem Vindo</text:span></text:p>
          </draw:text-box>
        </draw:frame>
        <draw:frame draw:style-name="gr4" draw:layer="layout" svg:width="2.479cm" svg:height="0.962cm" svg:x="6cm" svg:y="13.676cm">
          <draw:text-box>
            <text:p>LOGIN</text:p>
          </draw:text-box>
        </draw:frame>
        <draw:frame draw:style-name="gr5" draw:layer="layout" svg:width="2.686cm" svg:height="0.962cm" svg:x="6.014cm" svg:y="15.338cm">
          <draw:text-box>
            <text:p>SENHA</text:p>
          </draw:text-box>
        </draw:frame>
        <draw:custom-shape draw:style-name="gr6" draw:text-style-name="P1" draw:layer="layout" svg:width="5.7cm" svg:height="1cm" svg:x="9cm" svg:y="13.7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cm" svg:height="1cm" svg:x="9cm" svg:y="15.23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297cm" svg:height="1.195cm" svg:x="2.3cm" svg:y="26.405cm">
          <draw:text-box>
            <text:p><text:span text:style-name="T2">CADASTRO</text:span></text:p>
          </draw:text-box>
        </draw:frame>
        <draw:frame draw:style-name="gr9" draw:layer="layout" svg:width="5.4cm" svg:height="1.062cm" svg:x="14.1cm" svg:y="27.1cm">
          <draw:text-box>
            <text:p>Hora do Sistema</text:p>
          </draw:text-box>
        </draw:frame>
        <draw:frame draw:style-name="gr10" draw:layer="layout" svg:width="5.188cm" svg:height="0.962cm" svg:x="14.112cm" svg:y="26.338cm">
          <draw:text-box>
            <text:p>Data do Sistema</text:p>
          </draw:text-box>
        </draw:frame>
      </draw:page>
      <draw:page draw:name="page2" draw:style-name="dp1" draw:master-page-name="Padrão">
        <draw:custom-shape draw:style-name="gr11" draw:text-style-name="P1" draw:layer="layout" svg:width="6.3cm" svg:height="2.4cm" svg:x="12.2cm" svg:y="2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17.346cm" svg:height="2.143cm" svg:x="2.154cm" svg:y="3.7cm">
          <draw:text-box>
            <text:p><text:span text:style-name="T3">TELA DE CADASTRO</text:span></text:p>
          </draw:text-box>
        </draw:frame>
        <draw:frame draw:style-name="gr13" draw:layer="layout" svg:width="2.369cm" svg:height="7.406cm" svg:x="4.9cm" svg:y="9.9cm">
          <draw:text-box>
            <text:p text:style-name="P5"><text:span text:style-name="T4">Nome:</text:span></text:p>
            <text:p text:style-name="P5"><text:span text:style-name="T4">CPF:</text:span></text:p>
            <text:p text:style-name="P5"><text:span text:style-name="T4">RG:</text:span></text:p>
            <text:p text:style-name="P5"><text:span text:style-name="T4">Título:</text:span></text:p>
            <text:p text:style-name="P5"><text:span text:style-name="T4">Setor:</text:span></text:p>
          </draw:text-box>
        </draw:frame>
        <draw:custom-shape draw:style-name="gr14" draw:text-style-name="P1" draw:layer="layout" svg:width="6.8cm" svg:height="1.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8cm" svg:height="1.1cm" svg:x="7.5cm" svg:y="11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8cm" svg:height="1.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8cm" svg:height="1.1cm" svg:x="7.5cm" svg:y="14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8cm" svg:height="1.1cm" svg:x="7.5cm" svg:y="16.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5.328cm" svg:height="1.673cm" svg:x="12.672cm" svg:y="22.7cm">
          <draw:text-box>
            <text:p><text:span text:style-name="T5">SALVAR</text:span></text:p>
          </draw:text-box>
        </draw:frame>
      </draw:page>
      <draw:page draw:name="page3" draw:style-name="dp1" draw:master-page-name="Padrão">
        <draw:custom-shape draw:style-name="gr16" draw:text-style-name="P1" draw:layer="layout" svg:width="8.2cm" svg:height="2.5cm" svg:x="6.6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5.742cm" svg:height="1.826cm" svg:x="2.758cm" svg:y="4.374cm">
          <draw:text-box>
            <text:p><text:span text:style-name="T1">REGISTRO DO PONTO</text:span></text:p>
          </draw:text-box>
        </draw:frame>
        <draw:frame draw:style-name="gr18" draw:text-style-name="P8" draw:layer="layout" svg:width="2.589cm" svg:height="1.352cm" svg:x="5.211cm" svg:y="9cm">
          <draw:text-box>
            <text:p><text:span text:style-name="T6">Olá, </text:span></text:p>
          </draw:text-box>
        </draw:frame>
        <draw:custom-shape draw:style-name="gr19" draw:text-style-name="P1" draw:layer="layout" svg:width="6.6cm" svg:height="0.9cm" svg:x="8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8.2cm" svg:height="1.9cm" svg:x="6.7cm" svg:y="13.7cm">
          <draw:text-box>
            <text:p><text:span text:style-name="T5">REGISTRAR</text:span></text:p>
          </draw:text-box>
        </draw:frame>
        <draw:frame draw:style-name="gr10" draw:layer="layout" svg:width="5.188cm" svg:height="0.962cm" svg:x="8.5cm" svg:y="20.138cm">
          <draw:text-box>
            <text:p>Data do Sistema</text:p>
          </draw:text-box>
        </draw:frame>
        <draw:frame draw:style-name="gr21" draw:layer="layout" svg:width="5.925cm" svg:height="0.962cm" svg:x="8.075cm" svg:y="21.8cm">
          <draw:text-box>
            <text:p>Horário do Sistema</text:p>
          </draw:text-box>
        </draw:frame>
      </draw:page>
      <draw:page draw:name="page4" draw:style-name="dp1" draw:master-page-name="Padrão">
        <draw:frame draw:style-name="gr22" draw:text-style-name="P7" draw:layer="layout" svg:width="12.101cm" svg:height="1.826cm" svg:x="4.4cm" svg:y="4.1cm">
          <draw:text-box>
            <text:p><text:span text:style-name="T1">Consulta do Ponto</text:span></text:p>
          </draw:text-box>
        </draw:frame>
        <draw:frame draw:style-name="gr22" draw:layer="layout" svg:width="4.985cm" svg:height="0.962cm" svg:x="4.5cm" svg:y="8.3cm">
          <draw:text-box>
            <text:p>Titulo de eleitor:</text:p>
          </draw:text-box>
        </draw:frame>
        <draw:custom-shape draw:style-name="gr23" draw:text-style-name="P1" draw:layer="layout" svg:width="6.8cm" svg:height="1cm" svg:x="9.5cm" svg:y="8.3cm">
          <text:p/>
          <draw:enhanced-geometry svg:viewBox="0 0 21600 21600" draw:type="rectangle" draw:enhanced-path="M 0 0 L 21600 0 21600 21600 0 21600 0 0 Z N"/>
        </draw:custom-shape>
        <draw:frame draw:style-name="gr22" draw:layer="layout" svg:width="6.103cm" svg:height="0.962cm" svg:x="1.3cm" svg:y="25.6cm">
          <draw:text-box>
            <text:p>Nome do Operador:</text:p>
          </draw:text-box>
        </draw:frame>
        <draw:frame draw:style-name="gr22" draw:layer="layout" svg:width="7.445cm" svg:height="0.962cm" svg:x="1.3cm" svg:y="26.7cm">
          <draw:text-box>
            <text:p>Data e Hora do Sistema:</text:p>
          </draw:text-box>
        </draw:frame>
        <draw:custom-shape draw:style-name="gr24" draw:text-style-name="P1" draw:layer="layout" svg:width="6.6cm" svg:height="0.8cm" svg:x="8.5cm" svg:y="25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5cm" svg:height="0.9cm" svg:x="8.6cm" svg:y="26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7.9cm" svg:height="14.8cm" svg:x="1.7cm" svg:y="10.1cm">
          <text:p text:style-name="P1">Dados da consulta com Nome, Datas, Horários de Entrada e</text:p>
          <text:p text:style-name="P1">Saida e Cálculo Semanal de Horas.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11:27:47.169000000</meta:creation-date>
    <dc:date>2016-03-14T14:25:06.885000000</dc:date>
    <meta:editing-duration>PT1H10M31S</meta:editing-duration>
    <meta:editing-cycles>5</meta:editing-cycles>
    <meta:generator>LibreOffice/4.3.7.2$Windows_x86 LibreOffice_project/8a35821d8636a03b8bf4e15b48f59794652c68ba</meta:generator>
    <meta:document-statistic meta:object-count="34"/>
  </office:meta>
</office:document-meta>
</file>